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2"/>
        <table:table-column table:style-name="co5" table:default-cell-style-name="ce5"/>
        <table:table-column table:style-name="co1" table:default-cell-style-name="ce3"/>
        <table:table-column table:style-name="co2" table:default-cell-style-name="ce3"/>
        <table:table-column table:style-name="co6" table:default-cell-style-name="ce9"/>
        <table:table-column table:style-name="co4" table:default-cell-style-name="ce12"/>
        <table:table-row table:style-name="ro1"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4"/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X-RAY PRICE LIST (EFFECTIVE: 2019)</text:p>
          </table:table-cell>
          <table:table-cell table:style-name="Default" table:number-columns-repeated="4"/>
          <table:table-cell table:style-name="ce2" office:value-type="string" calcext:value-type="string">
            <text:p>X-RAY PRICE LIST (EFFECTIVE: 2019)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350" calcext:value-type="float">
            <text:p>350</text:p>
          </table:table-cell>
          <table:table-cell table:style-name="ce13" office:value-type="float" office:value="280" calcext:value-type="float">
            <text:p>28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350" calcext:value-type="float">
            <text:p>350</text:p>
          </table:table-cell>
          <table:table-cell table:style-name="ce13"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table:style-name="ce13" office:value-type="float" office:value="480" calcext:value-type="float">
            <text:p>48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table:style-name="ce13"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table:style-name="ce10"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table:style-name="ce10"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table:style-name="ce10"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table:style-name="ce10"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350" calcext:value-type="float">
            <text:p>350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table:style-name="ce10"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table:style-name="ce10"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ANKLE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ANKLE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ANKLE/FOOT</text:p>
          </table:table-cell>
          <table:table-cell office:value-type="string" calcext:value-type="string">
            <text:p>AP/LAT/OBLIQUE ( 3:1 )</text:p>
          </table:table-cell>
          <table:table-cell table:style-name="ce10"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ANKLE/FOOT</text:p>
          </table:table-cell>
          <table:table-cell office:value-type="string" calcext:value-type="string">
            <text:p>AP/LAT/OBLIQUE ( 3:1 )</text:p>
          </table:table-cell>
          <table:table-cell table:style-name="ce10" office:value-type="float" office:value="550" calcext:value-type="float">
            <text:p>550</text:p>
          </table:table-cell>
          <table:table-cell office:value-type="float" office:value="440" calcext:value-type="float">
            <text:p>440</text:p>
          </table:table-cell>
        </table:table-row>
        <table:table-row table:style-name="ro4"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table:style-name="ce13" office:value-type="float" office:value="320" calcext:value-type="float">
            <text:p>320</text:p>
          </table:table-cell>
          <table:table-cell/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table:style-name="ce13"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KNEE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table:style-name="ce13" office:value-type="float" office:value="480" calcext:value-type="float">
            <text:p>480</text:p>
          </table:table-cell>
          <table:table-cell/>
          <table:table-cell office:value-type="string" calcext:value-type="string">
            <text:p>KNEE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table:style-name="ce13" office:value-type="float" office:value="480" calcext:value-type="float">
            <text:p>480</text:p>
          </table:table-cell>
        </table:table-row>
        <table:table-row table:style-name="ro3">
          <table:table-cell office:value-type="string" calcext:value-type="string">
            <text:p>KNEE / PATELLA</text:p>
          </table:table-cell>
          <table:table-cell office:value-type="string" calcext:value-type="string">
            <text:p>AP/LAT/SKYLINE (3:1)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KNEE / PATELLA</text:p>
          </table:table-cell>
          <table:table-cell office:value-type="string" calcext:value-type="string">
            <text:p>AP/LAT/SKYLINE (3:1)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700" calcext:value-type="float">
            <text:p>70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700" calcext:value-type="float">
            <text:p>700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700" calcext:value-type="float">
            <text:p>70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700" calcext:value-type="float">
            <text:p>700</text:p>
          </table:table-cell>
          <table:table-cell office:value-type="float" office:value="560" calcext:value-type="float">
            <text:p>56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table:style-name="ce11" office:value-type="float" office:value="1100" calcext:value-type="float">
            <text:p>1100</text:p>
          </table:table-cell>
          <table:table-cell table:style-name="ce13" office:value-type="float" office:value="880" calcext:value-type="float">
            <text:p>88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table:style-name="ce11" office:value-type="float" office:value="1100" calcext:value-type="float">
            <text:p>1100</text:p>
          </table:table-cell>
          <table:table-cell table:style-name="ce13" office:value-type="float" office:value="880" calcext:value-type="float">
            <text:p>88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350" calcext:value-type="float">
            <text:p>350</text:p>
          </table:table-cell>
          <table:table-cell table:style-name="ce13" office:value-type="float" office:value="280" calcext:value-type="float">
            <text:p>28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350" calcext:value-type="float">
            <text:p>350</text:p>
          </table:table-cell>
          <table:table-cell table:style-name="ce13"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table:style-name="ce10"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table:style-name="ce10"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table:style-name="ce10"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table:style-name="ce10"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350" calcext:value-type="float">
            <text:p>1350</text:p>
          </table:table-cell>
          <table:table-cell table:style-name="ce1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350" calcext:value-type="float">
            <text:p>1350</text:p>
          </table:table-cell>
          <table:table-cell table:style-name="ce14" office:value-type="string" calcext:value-type="string">
            <text:p>ALREADY</text:p>
            <text:p>DISCOUNTED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1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14" office:value-type="string" calcext:value-type="string">
            <text:p>ALREADY</text:p>
            <text:p>DISCOUNTED</text:p>
          </table:table-cell>
        </table:table-row>
        <table:table-row table:style-name="ro2"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3"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5">
          <table:table-cell office:value-type="string" calcext:value-type="string">
            <text:p>LUMBO-SACRAL </text:p>
            <text:p>TO LOWER THORACIC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UMBO-SACRAL </text:p>
            <text:p>TO LOWER THORACIC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4"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BOTH LOWER EXTREMITIES</text:p>
          </table:table-cell>
          <table:table-cell office:value-type="string" calcext:value-type="string">
            <text:p>(PEDIA) A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OTH LOWER EXTREMITIES</text:p>
          </table:table-cell>
          <table:table-cell office:value-type="string" calcext:value-type="string">
            <text:p>(PEDIA) A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1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3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/>
      <number:text>-</number:text>
      <number:day/>
      <number:text>-</number:text>
      <number:year number:style="long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Php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59cm" fo:page-height="27.94cm" fo:margin-top="0.499cm" fo:margin-bottom="0.499cm" fo:margin-left="0.9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-00-0000</text:date>, <text:time style:data-style-name="N2" text:time-value="10:30:20.868253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09:49:28.551815848</meta:creation-date>
    <dc:date>2020-08-28T10:38:25.335612354</dc:date>
    <meta:editing-duration>PT1H12M48S</meta:editing-duration>
    <meta:editing-cycles>45</meta:editing-cycles>
    <meta:generator>LibreOffice/6.4.5.2$Linux_X86_64 LibreOffice_project/40$Build-2</meta:generator>
    <meta:print-date>2020-08-28T10:37:06.846907812</meta:print-date>
    <meta:document-statistic meta:table-count="1" meta:cell-count="324" meta:object-count="0"/>
  </office:meta>
</office:document-meta>
</file>